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Times New Roman" svg:font-family="Times New Roman"/>
    <style:font-face style:name="Arial" svg:font-family="Arial"/>
  </office:font-face-decls>
  <office:automatic-styles>
    <style:style style:name="PB" style:family="paragraph">
      <style:paragraph-properties fo:break-after="page" fo:margin-top="0cm" fo:margin-bottom="0cm"/>
    </style:style>
    <style:style style:name="SB1" style:family="paragraph" style:master-page-name="Standard1">
      <style:paragraph-properties/>
      <style:text-properties text:display="none"/>
    </style:style>
    <style:style style:name="SB2" style:family="paragraph" style:master-page-name="Standard2">
      <style:paragraph-properties/>
      <style:text-properties text:display="none"/>
    </style:style>
    <style:style style:name="SB3" style:family="paragraph" style:master-page-name="Standard3">
      <style:paragraph-properties/>
      <style:text-properties text:display="none"/>
    </style:style>
    <style:style style:name="SB4" style:family="paragraph" style:master-page-name="Standard4">
      <style:paragraph-properties/>
      <style:text-properties text:display="none"/>
    </style:style>
    <style:style style:name="T1" style:family="text">
      <style:text-properties style:font-name="Times New Roman" style:font-name-complex="Times New Roman" fo:font-size="16pt" style:font-size-asian="16pt" style:font-size-complex="16pt" fo:font-weight="bold" style:font-weight-asian="bold"/>
    </style:style>
    <style:style style:name="P1" style:family="paragraph" style:parent-style-name="Normal">
      <style:paragraph-properties fo:text-align="center"/>
    </style:style>
    <style:style style:name="T2" style:family="text">
      <style:text-properties style:font-name="Times New Roman" style:font-name-complex="Times New Roman" fo:font-size="12pt" style:font-size-asian="12pt" style:font-size-complex="12pt"/>
    </style:style>
    <style:style style:name="P2" style:family="paragraph" style:parent-style-name="Normal">
      <style:paragraph-properties fo:margin-top="4pt" fo:margin-bottom="4pt"/>
    </style:style>
    <style:style style:name="T3" style:family="text">
      <style:text-properties style:font-name="Times New Roman" style:font-name-complex="Times New Roman" fo:font-size="12pt" style:font-size-asian="12pt" style:font-size-complex="12pt" fo:font-weight="bold" style:font-weight-asian="bold"/>
    </style:style>
    <style:style style:name="P3" style:family="paragraph" style:parent-style-name="Normal">
      <style:paragraph-properties fo:margin-top="4pt" fo:margin-bottom="4pt"/>
    </style:style>
    <style:style style:name="T4" style:family="text">
      <style:text-properties style:font-name="Times New Roman" style:font-name-complex="Times New Roman" fo:font-size="12pt" style:font-size-asian="12pt" style:font-size-complex="12pt"/>
    </style:style>
    <style:style style:name="P4" style:family="paragraph" style:parent-style-name="Normal">
      <style:paragraph-properties fo:margin-top="4pt" fo:margin-bottom="4pt"/>
    </style:style>
    <style:style style:name="T5" style:family="text">
      <style:text-properties style:font-name="Times New Roman" style:font-name-complex="Times New Roman" fo:font-size="12pt" style:font-size-asian="12pt" style:font-size-complex="12pt" fo:font-weight="bold" style:font-weight-asian="bold"/>
    </style:style>
    <style:style style:name="P5" style:family="paragraph" style:parent-style-name="Normal">
      <style:paragraph-properties fo:margin-top="4pt" fo:margin-bottom="4pt"/>
    </style:style>
    <style:style style:name="T6" style:family="text">
      <style:text-properties style:font-name="Times New Roman" style:font-name-complex="Times New Roman" fo:font-size="12pt" style:font-size-asian="12pt" style:font-size-complex="12pt"/>
    </style:style>
    <style:style style:name="P6" style:family="paragraph" style:parent-style-name="Normal">
      <style:paragraph-properties fo:margin-top="4pt" fo:margin-bottom="4pt"/>
    </style:style>
    <style:style style:name="T7" style:family="text">
      <style:text-properties style:font-name="Times New Roman" style:font-name-complex="Times New Roman" fo:font-size="12pt" style:font-size-asian="12pt" style:font-size-complex="12pt" fo:font-weight="bold" style:font-weight-asian="bold"/>
    </style:style>
    <style:style style:name="P7" style:family="paragraph" style:parent-style-name="Normal">
      <style:paragraph-properties fo:margin-top="4pt" fo:margin-bottom="4pt"/>
    </style:style>
    <style:style style:name="T8" style:family="text">
      <style:text-properties style:font-name="Times New Roman" style:font-name-complex="Times New Roman" fo:font-size="12pt" style:font-size-asian="12pt" style:font-size-complex="12pt"/>
    </style:style>
    <style:style style:name="P8" style:family="paragraph" style:parent-style-name="Normal">
      <style:paragraph-properties fo:margin-top="4pt" fo:margin-bottom="4pt"/>
    </style:style>
    <style:style style:name="T9" style:family="text">
      <style:text-properties style:font-name="Times New Roman" style:font-name-complex="Times New Roman" fo:font-size="12pt" style:font-size-asian="12pt" style:font-size-complex="12pt" fo:font-weight="bold" style:font-weight-asian="bold"/>
    </style:style>
    <style:style style:name="P9" style:family="paragraph" style:parent-style-name="Normal">
      <style:paragraph-properties fo:margin-top="4pt" fo:margin-bottom="4pt"/>
    </style:style>
    <style:style style:name="T10" style:family="text">
      <style:text-properties style:font-name="Times New Roman" style:font-name-complex="Times New Roman" fo:font-size="12pt" style:font-size-asian="12pt" style:font-size-complex="12pt"/>
    </style:style>
    <style:style style:name="P10" style:family="paragraph" style:parent-style-name="Normal">
      <style:paragraph-properties fo:margin-top="4pt" fo:margin-bottom="4pt"/>
    </style:style>
    <style:style style:name="T11" style:family="text">
      <style:text-properties style:font-name="Times New Roman" style:font-name-complex="Times New Roman" fo:font-size="12pt" style:font-size-asian="12pt" style:font-size-complex="12pt"/>
    </style:style>
    <style:style style:name="P11" style:family="paragraph" style:parent-style-name="Normal">
      <style:paragraph-properties fo:margin-top="4pt" fo:margin-bottom="4pt"/>
    </style:style>
    <style:style style:name="T12" style:family="text">
      <style:text-properties style:font-name="Times New Roman" style:font-name-complex="Times New Roman" fo:font-size="12pt" style:font-size-asian="12pt" style:font-size-complex="12pt" fo:font-weight="bold" style:font-weight-asian="bold"/>
    </style:style>
    <style:style style:name="P12" style:family="paragraph" style:parent-style-name="Normal">
      <style:paragraph-properties fo:margin-top="4pt" fo:margin-bottom="4pt"/>
    </style:style>
    <style:style style:name="T13" style:family="text">
      <style:text-properties style:font-name="Times New Roman" style:font-name-complex="Times New Roman" fo:font-size="12pt" style:font-size-asian="12pt" style:font-size-complex="12pt"/>
    </style:style>
    <style:style style:name="P13" style:family="paragraph" style:parent-style-name="Normal">
      <style:paragraph-properties fo:margin-top="4pt" fo:margin-bottom="4pt"/>
    </style:style>
    <style:style style:name="T14" style:family="text">
      <style:text-properties style:font-name="Times New Roman" style:font-name-complex="Times New Roman" fo:font-size="12pt" style:font-size-asian="12pt" style:font-size-complex="12pt" fo:font-weight="bold" style:font-weight-asian="bold"/>
    </style:style>
    <style:style style:name="P14" style:family="paragraph" style:parent-style-name="Normal">
      <style:paragraph-properties fo:margin-top="4pt" fo:margin-bottom="4pt"/>
    </style:style>
    <style:style style:name="T15" style:family="text">
      <style:text-properties style:font-name="Times New Roman" style:font-name-complex="Times New Roman" fo:font-size="12pt" style:font-size-asian="12pt" style:font-size-complex="12pt"/>
    </style:style>
    <style:style style:name="P15" style:family="paragraph" style:parent-style-name="Normal">
      <style:paragraph-properties fo:margin-top="4pt" fo:margin-bottom="4pt"/>
    </style:style>
    <style:style style:name="T16" style:family="text">
      <style:text-properties style:font-name="Times New Roman" style:font-name-complex="Times New Roman" fo:font-size="12pt" style:font-size-asian="12pt" style:font-size-complex="12pt" fo:font-weight="bold" style:font-weight-asian="bold"/>
    </style:style>
    <style:style style:name="P16" style:family="paragraph" style:parent-style-name="Normal">
      <style:paragraph-properties fo:margin-top="4pt" fo:margin-bottom="4pt"/>
    </style:style>
    <style:style style:name="T17" style:family="text">
      <style:text-properties style:font-name="Times New Roman" style:font-name-complex="Times New Roman" fo:font-size="12pt" style:font-size-asian="12pt" style:font-size-complex="12pt"/>
    </style:style>
    <style:style style:name="P17" style:family="paragraph" style:parent-style-name="Normal">
      <style:paragraph-properties fo:margin-top="4pt" fo:margin-bottom="4pt"/>
    </style:style>
    <style:style style:name="T18" style:family="text">
      <style:text-properties style:font-name="Times New Roman" style:font-name-complex="Times New Roman" fo:font-size="12pt" style:font-size-asian="12pt" style:font-size-complex="12pt" fo:font-weight="bold" style:font-weight-asian="bold"/>
    </style:style>
    <style:style style:name="P18" style:family="paragraph" style:parent-style-name="Normal">
      <style:paragraph-properties fo:margin-top="4pt" fo:margin-bottom="4pt"/>
    </style:style>
    <style:style style:name="T19" style:family="text">
      <style:text-properties style:font-name="Times New Roman" style:font-name-complex="Times New Roman" fo:font-size="12pt" style:font-size-asian="12pt" style:font-size-complex="12pt"/>
    </style:style>
    <style:style style:name="P19" style:family="paragraph" style:parent-style-name="Normal">
      <style:paragraph-properties fo:margin-top="4pt" fo:margin-bottom="4pt"/>
    </style:style>
    <style:style style:name="T20" style:family="text">
      <style:text-properties style:font-name="Times New Roman" style:font-name-complex="Times New Roman" fo:font-size="12pt" style:font-size-asian="12pt" style:font-size-complex="12pt" fo:font-weight="bold" style:font-weight-asian="bold"/>
    </style:style>
    <style:style style:name="P20" style:family="paragraph" style:parent-style-name="Normal">
      <style:paragraph-properties fo:margin-top="4pt" fo:margin-bottom="4pt"/>
    </style:style>
    <style:style style:name="T21" style:family="text">
      <style:text-properties style:font-name="Times New Roman" style:font-name-complex="Times New Roman" fo:font-size="12pt" style:font-size-asian="12pt" style:font-size-complex="12pt"/>
    </style:style>
    <style:style style:name="P21" style:family="paragraph" style:parent-style-name="Normal">
      <style:paragraph-properties fo:margin-top="4pt" fo:margin-bottom="4pt"/>
    </style:style>
    <style:style style:name="T22" style:family="text">
      <style:text-properties style:font-name="Times New Roman" style:font-name-complex="Times New Roman" fo:font-size="12pt" style:font-size-asian="12pt" style:font-size-complex="12pt" fo:font-weight="bold" style:font-weight-asian="bold"/>
    </style:style>
    <style:style style:name="P22" style:family="paragraph" style:parent-style-name="Normal">
      <style:paragraph-properties fo:margin-top="4pt" fo:margin-bottom="4pt"/>
    </style:style>
    <style:style style:name="T23" style:family="text">
      <style:text-properties style:font-name="Times New Roman" style:font-name-complex="Times New Roman" fo:font-size="12pt" style:font-size-asian="12pt" style:font-size-complex="12pt"/>
    </style:style>
    <style:style style:name="P23" style:family="paragraph" style:parent-style-name="Normal">
      <style:paragraph-properties fo:margin-top="4pt" fo:margin-bottom="4pt"/>
    </style:style>
    <style:style style:name="T24" style:family="text">
      <style:text-properties style:font-name="Times New Roman" style:font-name-complex="Times New Roman" fo:font-size="12pt" style:font-size-asian="12pt" style:font-size-complex="12pt" fo:font-weight="bold" style:font-weight-asian="bold"/>
    </style:style>
    <style:style style:name="P24" style:family="paragraph" style:parent-style-name="Normal">
      <style:paragraph-properties fo:margin-top="4pt" fo:margin-bottom="4pt"/>
    </style:style>
    <style:style style:name="T25" style:family="text">
      <style:text-properties style:font-name="Times New Roman" style:font-name-complex="Times New Roman" fo:font-size="12pt" style:font-size-asian="12pt" style:font-size-complex="12pt"/>
    </style:style>
    <style:style style:name="P25" style:family="paragraph" style:parent-style-name="Normal">
      <style:paragraph-properties fo:margin-top="4pt" fo:margin-bottom="4pt"/>
    </style:style>
    <style:style style:name="T26" style:family="text">
      <style:text-properties style:font-name="Times New Roman" style:font-name-complex="Times New Roman" fo:font-size="12pt" style:font-size-asian="12pt" style:font-size-complex="12pt"/>
    </style:style>
    <style:style style:name="P26" style:family="paragraph" style:parent-style-name="Normal">
      <style:paragraph-properties fo:text-align="center"/>
    </style:style>
    <style:style style:name="T27" style:family="text">
      <style:text-properties style:font-name="Times New Roman" style:font-name-complex="Times New Roman" fo:font-size="12pt" style:font-size-asian="12pt" style:font-size-complex="12pt"/>
    </style:style>
    <style:style style:name="P27" style:family="paragraph" style:parent-style-name="Normal">
      <style:paragraph-properties fo:text-align="center"/>
    </style:style>
    <style:style style:name="T28" style:family="text">
      <style:text-properties style:font-name="Times New Roman" style:font-name-complex="Times New Roman" fo:font-size="12pt" style:font-size-asian="12pt" style:font-size-complex="12pt" fo:font-weight="bold" style:font-weight-asian="bold"/>
    </style:style>
    <style:style style:name="P28" style:family="paragraph" style:parent-style-name="Normal">
      <style:paragraph-properties fo:text-align="center"/>
    </style:style>
    <style:style style:name="T29" style:family="text">
      <style:text-properties style:font-name="Times New Roman" style:font-name-complex="Times New Roman" fo:font-size="12pt" style:font-size-asian="12pt" style:font-size-complex="12pt" fo:font-weight="bold" style:font-weight-asian="bold"/>
    </style:style>
    <style:style style:name="P29" style:family="paragraph" style:parent-style-name="Normal">
      <style:paragraph-properties fo:margin-top="325pt" fo:margin-bottom="24pt" fo:text-align="center"/>
    </style:style>
    <style:style style:name="T30" style:family="text">
      <style:text-properties style:font-name="Times New Roman" style:font-name-complex="Times New Roman" fo:font-size="12pt" style:font-size-asian="12pt" style:font-size-complex="12pt" fo:font-weight="bold" style:font-weight-asian="bold"/>
    </style:style>
    <style:style style:name="P30" style:family="paragraph" style:parent-style-name="Normal">
      <style:paragraph-properties fo:margin-top="150pt" fo:margin-bottom="24pt" fo:text-align="center"/>
    </style:style>
    <style:style style:name="T31" style:family="text">
      <style:text-properties style:font-name="Times New Roman" style:font-name-complex="Times New Roman" fo:font-size="12pt" style:font-size-asian="12pt" style:font-size-complex="12pt" fo:font-weight="bold" style:font-weight-asian="bold"/>
    </style:style>
    <style:style style:name="P31" style:family="paragraph" style:parent-style-name="Normal">
      <style:paragraph-properties fo:margin-top="150pt" fo:margin-bottom="24pt" fo:text-align="center"/>
    </style:style>
    <style:style style:name="T32" style:family="text">
      <style:text-properties style:font-name="Times New Roman" style:font-name-complex="Times New Roman" fo:font-size="12pt" style:font-size-asian="12pt" style:font-size-complex="12pt"/>
    </style:style>
    <style:style style:name="P32" style:family="paragraph" style:parent-style-name="Normal">
      <style:paragraph-properties fo:text-align="justify"/>
    </style:style>
    <style:style style:name="T33" style:family="text">
      <style:text-properties style:font-name="Times New Roman" style:font-name-complex="Times New Roman" fo:font-size="12pt" style:font-size-asian="12pt" style:font-size-complex="12pt"/>
    </style:style>
    <style:style style:name="P33" style:family="paragraph" style:parent-style-name="Normal">
      <style:paragraph-properties fo:text-align="justify"/>
    </style:style>
    <style:style style:name="T34" style:family="text">
      <style:text-properties style:font-name="Times New Roman" style:font-name-complex="Times New Roman" fo:font-size="12pt" style:font-size-asian="12pt" style:font-size-complex="12pt"/>
    </style:style>
    <style:style style:name="P34" style:family="paragraph" style:parent-style-name="Normal">
      <style:paragraph-properties fo:text-align="justify"/>
    </style:style>
    <style:style style:name="T35" style:family="text">
      <style:text-properties style:font-name="Times New Roman" style:font-name-complex="Times New Roman" fo:font-size="12pt" style:font-size-asian="12pt" style:font-size-complex="12pt"/>
    </style:style>
    <style:style style:name="P35" style:family="paragraph" style:parent-style-name="Normal">
      <style:paragraph-properties fo:text-align="justify"/>
    </style:style>
    <style:style style:name="T36" style:family="text">
      <style:text-properties style:font-name="Times New Roman" style:font-name-complex="Times New Roman" fo:font-size="12pt" style:font-size-asian="12pt" style:font-size-complex="12pt" fo:font-weight="bold" style:font-weight-asian="bold"/>
    </style:style>
    <style:style style:name="P36" style:family="paragraph" style:parent-style-name="Normal">
      <style:paragraph-properties fo:margin-top="2pt" fo:margin-bottom="2pt"/>
    </style:style>
    <style:style style:name="T37" style:family="text">
      <style:text-properties style:font-name="Times New Roman" style:font-name-complex="Times New Roman" fo:font-size="12pt" style:font-size-asian="12pt" style:font-size-complex="12pt"/>
    </style:style>
    <style:style style:name="P37" style:family="paragraph" style:parent-style-name="Normal">
      <style:paragraph-properties fo:text-align="justify"/>
    </style:style>
    <style:style style:name="T38" style:family="text">
      <style:text-properties style:font-name="Times New Roman" style:font-name-complex="Times New Roman" fo:font-size="12pt" style:font-size-asian="12pt" style:font-size-complex="12pt" fo:font-weight="bold" style:font-weight-asian="bold"/>
    </style:style>
    <style:style style:name="P38" style:family="paragraph" style:parent-style-name="Normal">
      <style:paragraph-properties fo:margin-top="2pt" fo:margin-bottom="2pt"/>
    </style:style>
    <style:style style:name="T39" style:family="text">
      <style:text-properties style:font-name="Times New Roman" style:font-name-complex="Times New Roman" fo:font-size="12pt" style:font-size-asian="12pt" style:font-size-complex="12pt"/>
    </style:style>
    <style:style style:name="P39" style:family="paragraph" style:parent-style-name="Normal">
      <style:paragraph-properties fo:text-align="center"/>
    </style:style>
    <style:style style:name="T40" style:family="text">
      <style:text-properties style:font-name="Times New Roman" style:font-name-complex="Times New Roman" fo:font-size="12pt" style:font-size-asian="12pt" style:font-size-complex="12pt"/>
    </style:style>
    <style:style style:name="P40" style:family="paragraph" style:parent-style-name="Normal">
      <style:paragraph-properties fo:text-align="center"/>
    </style:style>
    <style:style style:name="T41" style:family="text">
      <style:text-properties style:font-name="Times New Roman" style:font-name-complex="Times New Roman" fo:font-size="12pt" style:font-size-asian="12pt" style:font-size-complex="12pt" fo:font-weight="bold" style:font-weight-asian="bold"/>
    </style:style>
    <style:style style:name="P41" style:family="paragraph" style:parent-style-name="Normal">
      <style:paragraph-properties/>
    </style:style>
    <style:style style:name="T42" style:family="text">
      <style:text-properties style:font-name="Times New Roman" style:font-name-complex="Times New Roman" fo:font-size="12pt" style:font-size-asian="12pt" style:font-size-complex="12pt"/>
    </style:style>
    <style:style style:name="P42" style:family="paragraph" style:parent-style-name="Normal">
      <style:paragraph-properties fo:text-align="justify"/>
    </style:style>
    <style:style style:name="T43" style:family="text">
      <style:text-properties style:font-name="Times New Roman" style:font-name-complex="Times New Roman" fo:font-size="12pt" style:font-size-asian="12pt" style:font-size-complex="12pt" fo:font-weight="bold" style:font-weight-asian="bold"/>
    </style:style>
    <style:style style:name="P43" style:family="paragraph" style:parent-style-name="Normal">
      <style:paragraph-properties/>
    </style:style>
    <style:style style:name="T44" style:family="text">
      <style:text-properties style:font-name="Times New Roman" style:font-name-complex="Times New Roman" fo:font-size="12pt" style:font-size-asian="12pt" style:font-size-complex="12pt" fo:font-weight="bold" style:font-weight-asian="bold"/>
    </style:style>
    <style:style style:name="P44" style:family="paragraph" style:parent-style-name="Normal">
      <style:paragraph-properties/>
    </style:style>
    <style:style style:name="T45" style:family="text">
      <style:text-properties style:font-name="Times New Roman" style:font-name-complex="Times New Roman" fo:font-size="12pt" style:font-size-asian="12pt" style:font-size-complex="12pt"/>
    </style:style>
    <style:style style:name="P45_multipleTab" style:family="paragraph" style:parent-style-name="multipleTab">
      <style:paragraph-properties/>
    </style:style>
    <style:style style:name="T46" style:family="text">
      <style:text-properties style:font-name="Times New Roman" style:font-name-complex="Times New Roman" fo:font-size="12pt" style:font-size-asian="12pt" style:font-size-complex="12pt"/>
    </style:style>
    <style:style style:name="P46_multipleTab" style:family="paragraph" style:parent-style-name="multipleTab">
      <style:paragraph-properties/>
    </style:style>
    <style:style style:name="Section1" style:family="section">
      <style:section-properties>
        <style:columns fo:column-count="1"/>
      </style:section-properties>
    </style:style>
    <style:style style:name="Section2" style:family="section">
      <style:section-properties>
        <style:columns fo:column-count="1"/>
      </style:section-properties>
    </style:style>
    <style:style style:name="Section3" style:family="section">
      <style:section-properties>
        <style:columns fo:column-count="1"/>
      </style:section-properties>
    </style:style>
    <style:style style:name="Section4" style:family="section">
      <style:section-properties>
        <style:columns fo:column-count="1"/>
      </style:section-properties>
    </style:style>
    <style:style style:name="fae7c9" style:family="table">
      <style:table-properties style:rel-width="100" table:align="center"/>
    </style:style>
    <style:style style:name="fae7c9.0" style:family="table-column">
      <style:table-column-properties style:column-width="7.06cm"/>
    </style:style>
    <style:style style:name="fae7c9.1" style:family="table-column">
      <style:table-column-properties style:column-width="1.76cm"/>
    </style:style>
    <style:style style:name="fae7c9.2" style:family="table-column">
      <style:table-column-properties style:column-width="7.06cm"/>
    </style:style>
    <style:style style:name="fae7c9.3" style:family="table-column">
      <style:table-column-properties style:column-width="1.76cm"/>
    </style:style>
    <style:style style:name="d731d2" style:family="table">
      <style:table-properties style:rel-width="100" table:align="center"/>
    </style:style>
    <style:style style:name="d731d2.0" style:family="table-column">
      <style:table-column-properties style:column-width="7.06cm"/>
    </style:style>
    <style:style style:name="d731d2.1" style:family="table-column">
      <style:table-column-properties style:column-width="2.65cm"/>
    </style:style>
    <style:style style:name="d731d2.2" style:family="table-column">
      <style:table-column-properties style:column-width="2.65cm"/>
    </style:style>
    <style:style style:name="d731d2.3" style:family="table-column">
      <style:table-column-properties style:column-width="2.65cm"/>
    </style:style>
    <style:style style:name="d731d2.4" style:family="table-column">
      <style:table-column-properties style:column-width="2.65cm"/>
    </style:style>
    <style:style style:name="fae7c9" style:family="table">
      <style:table-properties style:rel-width="100" table:align="center"/>
    </style:style>
    <style:style style:name="fae7c9.0" style:family="table-column">
      <style:table-column-properties style:column-width="7.06cm"/>
    </style:style>
    <style:style style:name="fae7c9.1" style:family="table-column">
      <style:table-column-properties style:column-width="1.76cm"/>
    </style:style>
    <style:style style:name="fae7c9.2" style:family="table-column">
      <style:table-column-properties style:column-width="7.06cm"/>
    </style:style>
    <style:style style:name="fae7c9.3" style:family="table-column">
      <style:table-column-properties style:column-width="1.76cm"/>
    </style:style>
    <style:style style:name="fae7c9" style:family="table">
      <style:table-properties style:rel-width="100" table:align="center"/>
    </style:style>
    <style:style style:name="fae7c9.0" style:family="table-column">
      <style:table-column-properties style:column-width="7.06cm"/>
    </style:style>
    <style:style style:name="fae7c9.1" style:family="table-column">
      <style:table-column-properties style:column-width="1.76cm"/>
    </style:style>
    <style:style style:name="fae7c9.2" style:family="table-column">
      <style:table-column-properties style:column-width="7.06cm"/>
    </style:style>
    <style:style style:name="fae7c9.3" style:family="table-column">
      <style:table-column-properties style:column-width="1.76cm"/>
    </style:style>
    <style:style style:name="fae7c9" style:family="table">
      <style:table-properties style:rel-width="100" table:align="center"/>
    </style:style>
    <style:style style:name="fae7c9.0" style:family="table-column">
      <style:table-column-properties style:column-width="7.06cm"/>
    </style:style>
    <style:style style:name="fae7c9.1" style:family="table-column">
      <style:table-column-properties style:column-width="1.76cm"/>
    </style:style>
    <style:style style:name="fae7c9.2" style:family="table-column">
      <style:table-column-properties style:column-width="7.06cm"/>
    </style:style>
    <style:style style:name="fae7c9.3" style:family="table-column">
      <style:table-column-properties style:column-width="1.76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B1"/>
        <text:p text:style-name="P1"><text:span text:style-name="T1">HASTANE AGE VAKA ARTIŞI (C3-C4 SİNYALİ) SORGULAMA FORMU</text:span></text:p>
        <text:p text:style-name="P2"><text:span text:style-name="T2">1-Hastaneden A09-R11-K52 ICD 10 Kodlu hasta listesi alınır.</text:span></text:p>
        <text:p text:style-name="P3"><text:span text:style-name="T3">ANTALYA-SERÄ°K 07.19.AAH 06.03.2023 tarihli hasta listesi ektedir.</text:span></text:p>
        <text:p text:style-name="P4"><text:span text:style-name="T4">2-Veri giriş hatası olup olmadığı incelenir.</text:span></text:p>
        <text:p text:style-name="P5"><text:span text:style-name="T5">Veri giriÅi hatasÄ± mevcut deÄildir.</text:span></text:p>
        <text:p text:style-name="P6"><text:span text:style-name="T6">3-Mükerrer kayıt olup olmadığı incelenir.</text:span></text:p>
        <text:p text:style-name="P7"><text:span text:style-name="T7">MÃ¼kerrer kayÄ±t giriÅi mevcut deÄildir.</text:span></text:p>
        <text:p text:style-name="P8"><text:span text:style-name="T8">4-İkamet adresleri dikkatlice kontrol edilerek kümelenme olup olmadığı araştırılır.</text:span></text:p>
        <text:p text:style-name="P9"><text:span text:style-name="T9">Ä°kamete gÃ¶re kÃ¼melenme yoktur. Fazla olan mahallelerde sokak/mevki bazÄ±nda incelendiÄinde kÃ¼melenme gÃ¶zÃ¼kmemektedir.</text:span></text:p>
        <text:p text:style-name="P10"><text:span text:style-name="T10">5-Listelerden hastaların yaş gruplarına göre dağılımı aşağıdaki tablo doldurularak yapılır.</text:span></text:p>
        <table:table table:name="3740f6" table:style="3740f6">
          <table:table-column table:style-name="3740f6.0"/>
          <table:table-column table:style-name="3740f6.1"/>
          <table:table-column table:style-name="3740f6.2"/>
          <table:table-column table:style-name="3740f6.3"/>
          <table:table-column table:style-name="3740f6.4"/>
          <table:table-column table:style-name="3740f6.5"/>
          <table:table-column table:style-name="3740f6.6"/>
          <table:table-column table:style-name="3740f6.7"/>
          <table:table-column table:style-name="3740f6.8"/>
          <table:table-column table:style-name="3740f6.9"/>
          <table:table-column table:style-name="3740f6.10"/>
          <table:table-column table:style-name="3740f6.11"/>
          <table:table-column table:style-name="3740f6.12"/>
          <table:table-column table:style-name="3740f6.13"/>
          <table:table-column table:style-name="3740f6.14"/>
          <table:table-column table:style-name="3740f6.15"/>
          <table:table-column table:style-name="3740f6.16"/>
          <table:table-column table:style-name="3740f6.17"/>
          <table:table-column table:style-name="3740f6.18"/>
          <table:table-column table:style-name="3740f6.19"/>
          <table:table-row>
            <table:table-cell office:value-type="string">
              <text:p text:style-name="Normal"><text:span>0-11 ay</text:span></text:p>
            </table:table-cell>
            <table:table-cell office:value-type="string">
              <text:p text:style-name="Normal"><text:span>1-4 y</text:span></text:p>
            </table:table-cell>
            <table:table-cell office:value-type="string">
              <text:p text:style-name="Normal"><text:span>5-9 y</text:span></text:p>
            </table:table-cell>
            <table:table-cell office:value-type="string">
              <text:p text:style-name="Normal"><text:span>10-14 y</text:span></text:p>
            </table:table-cell>
            <table:table-cell office:value-type="string">
              <text:p text:style-name="Normal"><text:span>15-19 y</text:span></text:p>
            </table:table-cell>
            <table:table-cell office:value-type="string">
              <text:p text:style-name="Normal"><text:span>20-29 y</text:span></text:p>
            </table:table-cell>
            <table:table-cell office:value-type="string">
              <text:p text:style-name="Normal"><text:span>30-44 y</text:span></text:p>
            </table:table-cell>
            <table:table-cell office:value-type="string">
              <text:p text:style-name="Normal"><text:span>45-64 y</text:span></text:p>
            </table:table-cell>
            <table:table-cell office:value-type="string">
              <text:p text:style-name="Normal"><text:span>65 + y</text:span></text:p>
            </table:table-cell>
            <table:table-cell office:value-type="string">
              <text:p text:style-name="Normal"><text:span>TOPLAM</text:span></text:p>
            </table:table-cell>
          </table:table-row>
          <table:table-row>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row>
          <table:table-row>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row>
        </table:table>
        <text:p text:style-name="P11"><text:span text:style-name="T11">6-Yaş grupları da dikkate alınarak kreş,anaokulu,okul,üniversite,lokanta,alışveriş merkezi,otel,doğum günü,miting,mevlit ve düğün gibi yemek yenilen toplu organizasyonda bulunup bulunmadığı araştırılır.</text:span></text:p>
        <text:p text:style-name="P12"><text:span text:style-name="T12">Toplu yemek yenilen bir organizasyona katÄ±ldÄ±klarÄ±na iliÅkin bilgi edinilmemiÅtir.</text:span></text:p>
        <text:p text:style-name="P13"><text:span text:style-name="T13">7-Aynı aileye mensup kişiler olup olmadığı araştırılır.</text:span></text:p>
        <text:p text:style-name="P14"><text:span text:style-name="T14">AynÄ± aileye mensup kiÅiler yoktur.</text:span></text:p>
        <text:p text:style-name="P15"><text:span text:style-name="T15">8-Hastaların meslek grupları sorgulanır.</text:span></text:p>
        <text:p text:style-name="P16"><text:span text:style-name="T16">Meslek gruplarÄ±na ait bilgi yoktur.</text:span></text:p>
        <text:p text:style-name="P17"><text:span text:style-name="T17">9-Hastaneye başvuran hastalardan gaita mikroskopisi ve kültürü yapılıp,yapılmadığı araştırılır.</text:span></text:p>
        <text:p text:style-name="P18"><text:span text:style-name="T18">Gaita tahlili yapılmamıştır.</text:span></text:p>
        <text:p text:style-name="P19"><text:span text:style-name="T19">10-AGE şikayetleri ile hastaneye başvuran hastalardan kaçının ayaktan kaç tanesinin yatarak tedavi edildiği,yatarak tedavi gören hastaların genel durumlarının kötü olup olmadığı sorgulanmalıdır.</text:span></text:p>
        <text:p text:style-name="P20"><text:span text:style-name="T20">HastalarÄ±n hepsi ayaktan tedavi olmuÅtur. Durumu kÃ¶tÃ¼ hasta yoktur.</text:span></text:p>
        <text:p text:style-name="P21"><text:span text:style-name="T21">11-Klinisyenden olay/etken/hastalık hakkında görüş alınır.</text:span></text:p>
        <text:p text:style-name="P22"><text:span text:style-name="T22">MÃ¼nferit vakalar olduÄu gÃ¶rÃ¼ÅÃ¼ bildirilmiÅtir.</text:span></text:p>
        <text:p text:style-name="P23"><text:span text:style-name="T23">12-Geçmiş 2 aylık su numune sonuçları ile şimdiki klor bakiye sonucu kontrol edilirTüm sonuç raporları eklenerek Erken Uyarı-Cevap Birimine gönderilir.</text:span></text:p>
        <text:p text:style-name="P24"><text:span text:style-name="T24">Su numune sonuÃ§larÄ± Ãevre SaÄlÄ±ÄÄ± Birimimiz tarafÄ±ndan Erken UyarÄ± Cevap Birimine gÃ¶nderilmektedir.</text:span></text:p>
        <text:p text:style-name="P25"><text:span text:style-name="T25">Yukarıdaki maddeler aynı gün içerisinde tek tek sorgulandıktan sonra oluşturulacak rapor ile birlikte sorgulama formu, bölgenin en son içme-kullanma suyu analiz raporları ve hasta listesi Antalya Halk Sağlığı Müdürlüğü Erken Uyarı-Cevap Birimi antalya.erkenuyari@saglik.gov.tr adresine ivedilikle gönderilir.</text:span></text:p>
        <text:p text:style-name="P26"><text:span text:style-name="T26">Antalya Halk Sağlığı Müdürlüğü</text:span></text:p>
        <text:p text:style-name="P27"><text:span text:style-name="T27">Erken Uyarı Cevap Birimi</text:span></text:p>
      </text:section>
      <text:section text:name="Section2" text:style-name="Section2">
        <text:p text:style-name="SB2"/>
        <text:p text:style-name="P28"><text:span text:style-name="T28">SERÄ°K TOPLUM SAĞLIĞI MERKEZİ</text:span></text:p>
        <text:p text:style-name="P29"><text:span text:style-name="T29">06.03.2023 TARİHİNDE SERÄ°K İLÇESİ HASTANELERİNCE GÜNLÜK BİLDİRİLEN AKUT BARSAK ENFEKSİYONARINDAKİ ARTIŞ İLE İLGİLİ DEĞERLENDİRME RAPORU</text:span></text:p>
        <text:p text:style-name="P30"><text:span text:style-name="T30">08.03.2023</text:span></text:p>
        <text:p text:style-name="P31"><text:span text:style-name="T31">Bulaşıcı Hastalıklar Kontrol Proğramları Birimi</text:span></text:p>
      </text:section>
      <text:section text:name="Section3" text:style-name="Section3">
        <text:p text:style-name="SB3"/>
        <text:p text:style-name="P32"><text:span text:style-name="T32"><text:s text:c="10"/>Günlük olarak Sağlık Bakanlığı TSİM sistemine veri girişi yapılan A09, R11, K52 ICD-10 kodlu Akut Barsak Enfeksiyonlarında 06.03.2023 tarihinde SERÄ°K Ä°lÃ§esi Serik Ãzel Anadolu Aspendos Hastanesinden bildirilen A09,R11,K52 ICD-10 kodu ile teÅhis almÄ±Å 111 vakadan dolayÄ±<text:s text:c="2"/>meydana gelen C3 Sinyali nedeniyle bu deÄerlendirme raporu dÃ¼zenlenmiÅtir.</text:span></text:p>
        <text:p text:style-name="P33"><text:span text:style-name="T33"><text:s text:c="10"/>İnceleme konusu olan artışla ilgili olarak bildirilen 21<text:s text:c="2"/>sayısında Veri giriÅi hatasÄ± mevcut deÄildir. MÃ¼kerrer kayÄ±t giriÅi mevcut deÄildir. Veri hataları ve mükerrer kayıtlar kontrol edildikten sonra hasta sayısının 0 kişi olduğu tesbit edilmiştir. Kontrol edilen hasta listesi ekte sunulmuştur.</text:span></text:p>
        <text:p text:style-name="P34"><text:span text:style-name="T34"><text:s text:c="11"/>06.03.2023 tarihinde akut barsak enfeksiyonu ön tanı ve/veya tanısında önceki günlere göre meydana gelen artış sebebiyle vakalar ile ilgili olarak yaş, cins, yerleşim yerlerinin tesbiti, semptomların sağlık kurum veya kuruluşlarından tekrar sorgulaması yapılmış ve alınan koruyucu sağlık hizmeti önlemleri araştırılmıştır.</text:span></text:p>
        <text:p text:style-name="P35"><text:span text:style-name="T35"><text:s text:c="11"/>06.03.2023 tarihinde hastaneler tarafından bildirilen Akut Barsak Enfeksiyonları dağılımı aşağıdaki gibidir:</text:span></text:p>
        <table:table table:name="d731d2" table:style="d731d2">
          <table:table-column table:style-name="d731d2.0"/>
          <table:table-column table:style-name="d731d2.1"/>
          <table:table-column table:style-name="d731d2.2"/>
          <table:table-column table:style-name="d731d2.3"/>
          <table:table-column table:style-name="d731d2.4"/>
          <table:table-row>
            <table:table-cell office:value-type="string">
              <text:p><text:span>SAĞLIK KURULUŞU / ICD-10 KODU</text:span></text:p>
            </table:table-cell>
            <table:table-cell office:value-type="string">
              <text:p><text:span>A09</text:span></text:p>
            </table:table-cell>
            <table:table-cell office:value-type="string">
              <text:p><text:span>R11</text:span></text:p>
            </table:table-cell>
            <table:table-cell office:value-type="string">
              <text:p><text:span>K52</text:span></text:p>
            </table:table-cell>
            <table:table-cell office:value-type="string">
              <text:p><text:span>TOPLAM</text:span></text:p>
            </table:table-cell>
          </table:table-row>
          <table:table-row>
            <table:table-cell office:value-type="string">
              <text:p><text:span>07.19.AAH</text:span></text:p>
            </table:table-cell>
            <table:table-cell office:value-type="string">
              <text:p><text:span>3</text:span></text:p>
            </table:table-cell>
            <table:table-cell office:value-type="string">
              <text:p><text:span>7</text:span></text:p>
            </table:table-cell>
            <table:table-cell office:value-type="string">
              <text:p><text:span>11</text:span></text:p>
            </table:table-cell>
            <table:table-cell office:value-type="string">
              <text:p><text:span>21</text:span></text:p>
            </table:table-cell>
          </table:table-row>
          <table:table-row>
            <table:table-cell office:value-type="string">
              <text:p><text:span>07.19.SDH</text:span></text:p>
            </table:table-cell>
            <table:table-cell office:value-type="string">
              <text:p><text:span>222</text:span></text:p>
            </table:table-cell>
            <table:table-cell office:value-type="string">
              <text:p><text:span>0</text:span></text:p>
            </table:table-cell>
            <table:table-cell office:value-type="string">
              <text:p><text:span>0</text:span></text:p>
            </table:table-cell>
            <table:table-cell office:value-type="string">
              <text:p><text:span>222</text:span></text:p>
            </table:table-cell>
          </table:table-row>
          <table:table-row>
            <table:table-cell office:value-type="string">
              <text:p><text:span>TOPLAM</text:span></text:p>
            </table:table-cell>
            <table:table-cell office:value-type="string">
              <text:p><text:span>225</text:span></text:p>
            </table:table-cell>
            <table:table-cell office:value-type="string">
              <text:p><text:span>7</text:span></text:p>
            </table:table-cell>
            <table:table-cell office:value-type="string">
              <text:p><text:span>11</text:span></text:p>
            </table:table-cell>
          </table:table-row>
        </table:table>
        <text:p text:style-name="P36"><text:span text:style-name="T36">NOT: Aşağıdaki veriler sadece 07.19.AAH için düzenlenmiştir.</text:span></text:p>
        <text:p text:style-name="P37"><text:span text:style-name="T37">SERÄ°K 07.19.AAH'nden 06.03.2023 tarihinde bildirilen Akut Barsak Enfeksiyonlarının yaş ve cins gruplarına göre dağılımını gösterir tablo aşağıdaki gibidir:</text:span></text:p>
        <table:table table:name="62c0d7" table:style="62c0d7">
          <table:table-column table:style-name="62c0d7.0"/>
          <table:table-column table:style-name="62c0d7.1"/>
          <table:table-column table:style-name="62c0d7.2"/>
          <table:table-column table:style-name="62c0d7.3"/>
          <table:table-column table:style-name="62c0d7.4"/>
          <table:table-column table:style-name="62c0d7.5"/>
          <table:table-column table:style-name="62c0d7.6"/>
          <table:table-column table:style-name="62c0d7.7"/>
          <table:table-column table:style-name="62c0d7.8"/>
          <table:table-column table:style-name="62c0d7.9"/>
          <table:table-column table:style-name="62c0d7.10"/>
          <table:table-column table:style-name="62c0d7.11"/>
          <table:table-column table:style-name="62c0d7.12"/>
          <table:table-column table:style-name="62c0d7.13"/>
          <table:table-column table:style-name="62c0d7.14"/>
          <table:table-column table:style-name="62c0d7.15"/>
          <table:table-column table:style-name="62c0d7.16"/>
          <table:table-column table:style-name="62c0d7.17"/>
          <table:table-column table:style-name="62c0d7.18"/>
          <table:table-column table:style-name="62c0d7.19"/>
          <table:table-row>
            <table:table-cell office:value-type="string">
              <text:p text:style-name="Normal"><text:span>0-11 ay</text:span></text:p>
            </table:table-cell>
            <table:table-cell office:value-type="string">
              <text:p text:style-name="Normal"><text:span>1-4 y</text:span></text:p>
            </table:table-cell>
            <table:table-cell office:value-type="string">
              <text:p text:style-name="Normal"><text:span>5-9 y</text:span></text:p>
            </table:table-cell>
            <table:table-cell office:value-type="string">
              <text:p text:style-name="Normal"><text:span>10-14 y</text:span></text:p>
            </table:table-cell>
            <table:table-cell office:value-type="string">
              <text:p text:style-name="Normal"><text:span>15-19 y</text:span></text:p>
            </table:table-cell>
            <table:table-cell office:value-type="string">
              <text:p text:style-name="Normal"><text:span>20-29 y</text:span></text:p>
            </table:table-cell>
            <table:table-cell office:value-type="string">
              <text:p text:style-name="Normal"><text:span>30-44 y</text:span></text:p>
            </table:table-cell>
            <table:table-cell office:value-type="string">
              <text:p text:style-name="Normal"><text:span>45-64 y</text:span></text:p>
            </table:table-cell>
            <table:table-cell office:value-type="string">
              <text:p text:style-name="Normal"><text:span>65 + y</text:span></text:p>
            </table:table-cell>
            <table:table-cell office:value-type="string">
              <text:p text:style-name="Normal"><text:span>TOPLAM</text:span></text:p>
            </table:table-cell>
          </table:table-row>
          <table:table-row>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cell office:value-type="string">
              <text:p><text:span>E</text:span></text:p>
            </table:table-cell>
            <table:table-cell office:value-type="string">
              <text:p><text:span>K</text:span></text:p>
            </table:table-cell>
          </table:table-row>
          <table:table-row>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cell office:value-type="string">
              <text:p><text:span>0</text:span></text:p>
            </table:table-cell>
          </table:table-row>
        </table:table>
        <text:p text:style-name="P38"><text:span text:style-name="T38">07.19.AAH'ne başvuran 0 hastadan YabancÄ± uyruklu hasta bulunmamaktadÄ±r.</text:span></text:p>
        <text:p text:style-name="P39"><text:span text:style-name="T39">HASTALARIN BAŞVURDUĞU POLİKLİNİĞE GÖRE DAĞILIMI</text:span></text:p>
        <table:table table:name="223d68" table:style="223d68">
          <table:table-column table:style-name="223d68.0"/>
          <table:table-column table:style-name="223d68.1"/>
          <table:table-column table:style-name="223d68.2"/>
          <table:table-column table:style-name="223d68.3"/>
          <table:table-row>
            <table:table-cell office:value-type="string">
              <text:p><text:span>POLİKLİNİK ADI</text:span></text:p>
            </table:table-cell>
            <table:table-cell office:value-type="string">
              <text:p><text:span>BAŞVURU SAYISI</text:span></text:p>
            </table:table-cell>
            <table:table-cell office:value-type="string">
              <text:p><text:span>MÜŞAHADE İÇİN YATIRILAN HASTA</text:span></text:p>
            </table:table-cell>
            <table:table-cell office:value-type="string">
              <text:p><text:span>SERVİSE YATIRILAN HASTA</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OPLAM</text:span></text:p>
            </table:table-cell>
            <table:table-cell office:value-type="string">
              <text:p><text:span/></text:p>
            </table:table-cell>
            <table:table-cell office:value-type="string">
              <text:p><text:span/></text:p>
            </table:table-cell>
            <table:table-cell office:value-type="string">
              <text:p><text:span/></text:p>
            </table:table-cell>
          </table:table-row>
        </table:table>
      </text:section>
      <text:section text:name="Section4" text:style-name="Section4">
        <text:p text:style-name="SB4"/>
        <text:p text:style-name="P40"><text:span text:style-name="T40">HASTALARIN İKAMET ADRESLERİNE GÖRE DAĞILIMI</text:span></text:p>
        <table:table table:name="fae7c9" table:style="fae7c9">
          <table:table-column table:style-name="fae7c9.0"/>
          <table:table-column table:style-name="fae7c9.1"/>
          <table:table-column table:style-name="fae7c9.2"/>
          <table:table-column table:style-name="fae7c9.3"/>
          <table:table-row>
            <table:table-cell office:value-type="string">
              <text:p><text:span>YERLEŞİM YERİ</text:span></text:p>
            </table:table-cell>
            <table:table-cell office:value-type="string">
              <text:p><text:span>İKAMET EDEN SAYISI</text:span></text:p>
            </table:table-cell>
            <table:table-cell office:value-type="string">
              <text:p><text:span>YERLEŞİM YERİ</text:span></text:p>
            </table:table-cell>
            <table:table-cell office:value-type="string">
              <text:p><text:span>İKAMET EDEN SAYISI</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text:span/></text:p>
            </table:table-cell>
            <table:table-cell office:value-type="string">
              <text:p><text:span/></text:p>
            </table:table-cell>
            <table:table-cell office:value-type="string">
              <text:p><text:span/></text:p>
            </table:table-cell>
            <table:table-cell office:value-type="string">
              <text:p><text:span/></text:p>
            </table:table-cell>
          </table:table-row>
          <table:table-row>
            <table:table-cell office:value-type="string">
              <text:p text:style-name="Normal"><text:span>TOPLAM</text:span></text:p>
            </table:table-cell>
            <table:table-cell office:value-type="string">
              <text:p text:style-name="Normal"><text:span/></text:p>
            </table:table-cell>
          </table:table-row>
        </table:table>
        <text:p text:style-name="P41"><text:span text:style-name="T41"/></text:p>
        <text:p text:style-name="P42"><text:span text:style-name="T42"><text:s text:c="11"/>Durumu bildirir değerlendirme raporudur. 08.03.2023</text:span></text:p>
        <text:p text:style-name="P43"><text:span text:style-name="T43"/></text:p>
        <text:p text:style-name="P44"><text:span text:style-name="T44"/></text:p>
        <text:p text:style-name="P45_multipleTab"><text:span text:style-name="T45"><text:tab/>Mehmet Ali KAYA<text:tab/>Dr.NurgÃ¼l TÃRK KILINÃ</text:span></text:p>
        <text:p text:style-name="P46_multipleTab"><text:span text:style-name="T46"><text:tab/>SaÄlÄ±k Memuru<text:tab/>Serik Ä°lÃ§e SaÄlÄ±k MÃ¼dÃ¼rlÃ¼ÄÃ¼ Sorumlu Tabibi</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fae7c9" style:family="table">
      <style:table-properties style:rel-width="100" table:align="center"/>
    </style:style>
    <style:style style:name="fae7c9.0" style:family="table-column">
      <style:table-column-properties style:column-width="7.06cm"/>
    </style:style>
    <style:style style:name="fae7c9.1" style:family="table-column">
      <style:table-column-properties style:column-width="1.76cm"/>
    </style:style>
    <style:style style:name="fae7c9.2" style:family="table-column">
      <style:table-column-properties style:column-width="7.06cm"/>
    </style:style>
    <style:style style:name="fae7c9.3" style:family="table-column">
      <style:table-column-properties style:column-width="1.76cm"/>
    </style:style>
    <style:style style:name="d731d2" style:family="table">
      <style:table-properties style:rel-width="100" table:align="center"/>
    </style:style>
    <style:style style:name="d731d2.0" style:family="table-column">
      <style:table-column-properties style:column-width="7.06cm"/>
    </style:style>
    <style:style style:name="d731d2.1" style:family="table-column">
      <style:table-column-properties style:column-width="2.65cm"/>
    </style:style>
    <style:style style:name="d731d2.2" style:family="table-column">
      <style:table-column-properties style:column-width="2.65cm"/>
    </style:style>
    <style:style style:name="d731d2.3" style:family="table-column">
      <style:table-column-properties style:column-width="2.65cm"/>
    </style:style>
    <style:style style:name="d731d2.4" style:family="table-column">
      <style:table-column-properties style:column-width="2.65cm"/>
    </style:style>
    <style:style style:name="multipleTab" style:family="paragraph">
      <style:paragraph-properties fo:margin-bottom="1pt">
        <style:tab-stops>
          <style:tab-stop style:type="left" style:position="0.00069444444444444in"/>
          <style:tab-stop style:type="right" style:position="6.9444444444444in"/>
        </style:tab-stops>
      </style:paragraph-properties>
    </style:style>
    <style:style style:name="leftTab" style:family="paragraph">
      <style:paragraph-properties>
        <style:tab-stops>
          <style:tab-stop style:type="right" style:position="0in"/>
        </style:tab-stops>
      </style:paragraph-properties>
    </style:style>
    <style:style style:name="rightTab" style:family="paragraph">
      <style:paragraph-properties>
        <style:tab-stops>
          <style:tab-stop style:type="right" style:position="3.4722222222222in"/>
        </style:tab-stops>
      </style:paragraph-properties>
    </style:style>
    <style:style style:name="centerTab" style:family="paragraph">
      <style:paragraph-properties>
        <style:tab-stops>
          <style:tab-stop style:type="center" style:position="3.25in"/>
        </style:tab-stops>
      </style:paragraph-properties>
    </style:style>
  </office:styles>
  <office:automatic-styles>
    <style:page-layout style:name="Mpm1">
      <style:page-layout-properties fo:page-width="21cm" fo:page-height="29.7cm" style:num-format="1" style:print-orientation="portrait" fo:margin-top="1.0583333333333cm" fo:margin-bottom="0.35277777777778cm" fo:margin-left="0.52916666666667cm" fo:margin-right="0.62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2">
      <style:page-layout-properties fo:page-width="21cm" fo:page-height="29.7cm" style:num-format="1" style:print-orientation="portrait" fo:margin-top="2.1166666666667cm" fo:margin-bottom="2.1166666666667cm" fo:margin-left="0.625in" fo:margin-right="0.62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3">
      <style:page-layout-properties fo:page-width="21cm" fo:page-height="29.7cm" style:num-format="1" style:print-orientation="portrait" fo:margin-top="1.0583333333333cm" fo:margin-bottom="0.17638888888889cm" fo:margin-left="0.625in" fo:margin-right="0.62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4">
      <style:page-layout-properties fo:page-width="21cm" fo:page-height="29.7cm" style:num-format="1" style:print-orientation="portrait" fo:margin-top="0.625in" fo:margin-bottom="0.35277777777778cm" fo:margin-left="0.625in" fo:margin-right="0.62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1" style:page-layout-name="Mpm1"/>
    <style:master-page style:name="Standard2" style:page-layout-name="Mpm2"/>
    <style:master-page style:name="Standard3" style:page-layout-name="Mpm3"/>
    <style:master-page style:name="Standard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23-03-13T13:31:17.000</dc:date>
    <meta:generator>PHPWord</meta:generator>
    <meta:initial-creator/>
    <meta:creation-date>2023-03-13T13:31:17.000</meta:creation-date>
    <meta:keyword/>
    <meta:user-defined meta:name="Category"/>
    <meta:user-defined meta:name="Company"/>
    <meta:user-defined meta:name="Manager"/>
  </office:meta>
</office:document-meta>
</file>